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3" style:family="table-cell" style:parent-style-name="Default" style:data-style-name="N1">
      <style:table-cell-properties fo:border="thin solid #000000" style:vertical-align="middle" fo:wrap-option="wrap" style:cell-protect="none" style:repeat-content="false"/>
      <style:paragraph-properties fo:text-align="end" fo:margin-right="0cm"/>
    </style:style>
    <style:style style:name="ce14"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16"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17"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8"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19" style:family="table-cell" style:parent-style-name="Default" style:data-style-name="N48">
      <style:table-cell-properties fo:border="thin solid #000000" style:vertical-align="middle" fo:background-color="#FFFFFF" style:cell-protect="none" style:repeat-content="false"/>
      <style:paragraph-properties fo:text-align="end" fo:margin-right="0cm"/>
    </style:style>
    <style:style style:name="ce2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21" style:family="table-cell" style:parent-style-name="Default" style:data-style-name="N49">
      <style:table-cell-properties fo:border-top="thin solid #000000" fo:border-bottom="thin solid #000000" fo:border-left="thin solid #000000" fo:border-right="none" style:vertical-align="middle" fo:background-color="transparent" style:cell-protect="protected" style:repeat-content="false"/>
      <style:paragraph-properties fo:text-align="end" fo:margin-right="0cm"/>
    </style:style>
    <style:style style:name="ce22" style:family="table-cell" style:parent-style-name="Default" style:data-style-name="N0">
      <style:table-cell-properties fo:border="thin solid #000000" style:vertical-align="top" fo:wrap-option="wrap"/>
      <style:text-properties fo:font-size="11pt" style:font-size-asian="11pt" style:font-size-complex="11pt"/>
    </style:style>
    <style:style style:name="ce23" style:family="table-cell" style:parent-style-name="Default" style:data-style-name="N0">
      <style:table-cell-properties fo:border-top="none" fo:border-bottom="thin solid #000000" fo:border-left="thin solid #000000" fo:border-right="thin solid #000000" style:vertical-align="middle" fo:background-color="#FFFFFF" style:cell-protect="none"/>
    </style:style>
    <style:style style:name="ce24" style:family="table-cell" style:parent-style-name="Default" style:data-style-name="N0">
      <style:table-cell-properties fo:border="thin solid #000000" style:vertical-align="middle" fo:background-color="#FFFFFF" style:cell-protect="none"/>
    </style:style>
    <style:style style:name="ce25" style:family="table-cell" style:parent-style-name="Default" style:data-style-name="N0">
      <style:table-cell-properties fo:border-top="thin solid #000000" fo:border-bottom="none" fo:border-left="thin solid #000000" fo:border-right="thin solid #000000" style:vertical-align="middle" fo:background-color="transparent" style:cell-protect="none"/>
    </style:style>
    <style:style style:name="ce26" style:family="table-cell" style:parent-style-name="Default" style:data-style-name="N0">
      <style:table-cell-properties fo:border="thin solid #000000" style:vertical-align="middle" fo:wrap-option="wrap"/>
    </style:style>
    <style:style style:name="ce27"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28"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30"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31"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2" style:family="table-cell" style:parent-style-name="Default" style:data-style-name="N0">
      <style:table-cell-properties fo:border="thin solid #000000" style:vertical-align="middle" fo:background-color="transparent" style:cell-protect="none"/>
    </style:style>
    <style:style style:name="ce33" style:family="table-cell" style:parent-style-name="Default" style:data-style-name="N0">
      <style:table-cell-properties style:vertical-align="automatic" fo:background-color="transparent" style:cell-protect="none"/>
    </style:style>
    <style:style style:name="ce34" style:family="table-cell" style:parent-style-name="Default" style:data-style-name="N4">
      <style:table-cell-properties style:vertical-align="automatic" fo:background-color="transparent" style:cell-protect="none"/>
    </style:style>
    <style:style style:name="ce35" style:family="table-cell" style:parent-style-name="Default" style:data-style-name="N4">
      <style:table-cell-properties style:vertical-align="middle" fo:background-color="transparent" style:cell-protect="none"/>
    </style:style>
    <style:style style:name="ce36"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2.64583333333333cm"/>
    </style:style>
    <style:style style:name="co5" style:family="table-column">
      <style:table-column-properties fo:break-before="auto" style:column-width="2.48708333333333cm"/>
    </style:style>
    <style:style style:name="co6" style:family="table-column">
      <style:table-column-properties fo:break-before="auto" style:column-width="2.67229166666667cm"/>
    </style:style>
    <style:style style:name="co7" style:family="table-column">
      <style:table-column-properties fo:break-before="auto" style:column-width="2.59291666666667cm"/>
    </style:style>
    <style:style style:name="co8" style:family="table-column">
      <style:table-column-properties fo:break-before="auto" style:column-width="2.56645833333333cm" style:use-optimal-column-width="true"/>
    </style:style>
    <style:style style:name="co9" style:family="table-column">
      <style:table-column-properties fo:break-before="auto" style:column-width="3.04270833333333cm"/>
    </style:style>
    <style:style style:name="co10" style:family="table-column">
      <style:table-column-properties fo:break-before="auto" style:column-width="3.70416666666667cm"/>
    </style:style>
    <style:style style:name="co11" style:family="table-column">
      <style:table-column-properties fo:break-before="auto" style:column-width="4.55083333333333cm"/>
    </style:style>
    <style:style style:name="co12" style:family="table-column">
      <style:table-column-properties fo:break-before="auto" style:column-width="5.18583333333333cm" style:use-optimal-column-width="true"/>
    </style:style>
    <style:style style:name="co13" style:family="table-column">
      <style:table-column-properties fo:break-before="auto" style:column-width="8.28145833333333cm"/>
    </style:style>
    <style:style style:name="co14"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14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style:style style:name="ce3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3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0"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Data_sheet.E4"/>
    </style:style>
    <style:style style:name="ce4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3"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5"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46"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U5]));ISBLANK([.T5])))" style:apply-style-name="cf1" style:base-cell-address="Data_sheet.T5"/>
    </style:style>
    <style:style style:name="ce47"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10]));ISBLANK([.K10])))" style:apply-style-name="cf1" style:base-cell-address="Data_sheet.K10"/>
    </style:style>
    <style:style style:name="ce5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5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5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1"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5]));ISBLANK([.U5])))" style:apply-style-name="cf1" style:base-cell-address="Data_sheet.U5"/>
    </style:style>
    <style:style style:name="ce62"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6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10]));ISBLANK([.F10])))" style:apply-style-name="cf1" style:base-cell-address="Data_sheet.F10"/>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10]));ISBLANK([.H10])))" style:apply-style-name="cf1" style:base-cell-address="Data_sheet.H10"/>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10]));ISBLANK([.I10])))" style:apply-style-name="cf1" style:base-cell-address="Data_sheet.I10"/>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10]));ISBLANK([.J10])))" style:apply-style-name="cf1" style:base-cell-address="Data_sheet.J10"/>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10]));ISBLANK([.G10])))" style:apply-style-name="cf1" style:base-cell-address="Data_sheet.G10"/>
    </style:style>
    <style:style style:name="ce68"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0]));ISBLANK([.Y10])))" style:apply-style-name="cf1" style:base-cell-address="Data_sheet.Y10"/>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0]));ISBLANK([.X10])))" style:apply-style-name="cf1" style:base-cell-address="Data_sheet.X10"/>
    </style:style>
    <style:style style:name="ce7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3"/>
        <table:table-column table:style-name="co5" table:default-cell-style-name="ce33"/>
        <table:table-column table:style-name="co6" table:default-cell-style-name="ce33"/>
        <table:table-column table:style-name="co5" table:default-cell-style-name="ce33"/>
        <table:table-column table:style-name="co4" table:default-cell-style-name="ce33"/>
        <table:table-column table:style-name="co5" table:default-cell-style-name="ce33"/>
        <table:table-column table:style-name="co6" table:default-cell-style-name="ce33"/>
        <table:table-column table:style-name="co5" table:default-cell-style-name="ce33"/>
        <table:table-column table:style-name="co7" table:default-cell-style-name="ce33"/>
        <table:table-column table:style-name="co5" table:default-cell-style-name="ce33"/>
        <table:table-column table:style-name="co8" table:default-cell-style-name="ce33"/>
        <table:table-column table:style-name="co5" table:default-cell-style-name="ce33"/>
        <table:table-column table:style-name="co8" table:default-cell-style-name="ce33"/>
        <table:table-column table:style-name="co5" table:default-cell-style-name="ce34"/>
        <table:table-column table:style-name="co9" table:number-columns-repeated="9" table:default-cell-style-name="ce33"/>
        <table:table-column table:style-name="co9" table:default-cell-style-name="ce34"/>
        <table:table-column table:style-name="co4" table:default-cell-style-name="ce2"/>
        <table:table-column table:style-name="co4" table:default-cell-style-name="ce35"/>
        <table:table-column table:style-name="co10" table:number-columns-repeated="7"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number-columns-repeated="16343" table:default-cell-style-name="ce2"/>
        <table:table-row table:style-name="ro1">
          <table:table-cell office:value-type="string" table:number-columns-spanned="1" table:number-rows-spanned="3" table:content-validation-name="val1" table:style-name="ce36">
            <text:p>Organisation name</text:p>
          </table:table-cell>
          <table:table-cell office:value-type="string" table:number-columns-spanned="1" table:number-rows-spanned="3" table:content-validation-name="val1" table:style-name="ce36">
            <text:p>Organisation<text:s/></text:p>
            <text:p>type</text:p>
          </table:table-cell>
          <table:table-cell office:value-type="string" table:number-columns-spanned="1" table:number-rows-spanned="3" table:content-validation-name="val1" table:style-name="ce36">
            <text:p>Main, parent or<text:s/></text:p>
            <text:p>sponsoring department:<text:s/></text:p>
          </table:table-cell>
          <table:table-cell office:value-type="string" table:number-columns-spanned="14" table:number-rows-spanned="1" table:style-name="ce36">
            <text:p>Payroll staff</text:p>
          </table:table-cell>
          <table:covered-table-cell table:number-columns-repeated="13"/>
          <table:table-cell office:value-type="string" table:number-columns-spanned="10" table:number-rows-spanned="1" table:content-validation-name="val1" table:style-name="ce37">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6">
            <text:p>Grand Total<text:s/></text:p>
            <text:p>(workforce numbers)</text:p>
          </table:table-cell>
          <table:covered-table-cell/>
          <table:table-cell office:value-type="string" table:number-columns-spanned="7" table:number-rows-spanned="1" table:style-name="ce37">
            <text:p>Payroll staff costs</text:p>
          </table:table-cell>
          <table:covered-table-cell table:number-columns-repeated="6"/>
          <table:table-cell office:value-type="string" table:number-columns-spanned="3" table:number-rows-spanned="1" table:style-name="ce37">
            <text:p>Non-Payroll staff (contingent labour/consultancy - CCL) costs</text:p>
          </table:table-cell>
          <table:covered-table-cell table:number-columns-repeated="2"/>
          <table:table-cell office:value-type="string" table:number-columns-spanned="1" table:number-rows-spanned="3" table:style-name="ce36">
            <text:p>Grand Total paybill/staffing (payroll and non-payroll) costs</text:p>
          </table:table-cell>
          <table:table-cell office:value-type="string" table:number-columns-spanned="1" table:number-rows-spanned="3" table:content-validation-name="val1" table:style-name="ce36">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6">
            <text:p>Admin officers/admin assistants</text:p>
          </table:table-cell>
          <table:covered-table-cell/>
          <table:table-cell office:value-type="string" table:number-columns-spanned="2" table:number-rows-spanned="1" table:style-name="ce36">
            <text:p>Executive Officers</text:p>
          </table:table-cell>
          <table:covered-table-cell/>
          <table:table-cell office:value-type="string" table:number-columns-spanned="2" table:number-rows-spanned="1" table:style-name="ce36">
            <text:p>Higher Executive Officers/Senior Executive Officers</text:p>
          </table:table-cell>
          <table:covered-table-cell/>
          <table:table-cell office:value-type="string" table:number-columns-spanned="2" table:number-rows-spanned="1" table:style-name="ce36">
            <text:p>Grade 6/7</text:p>
          </table:table-cell>
          <table:covered-table-cell/>
          <table:table-cell office:value-type="string" table:number-columns-spanned="2" table:number-rows-spanned="1" table:style-name="ce36">
            <text:p>Senior Civil Service</text:p>
          </table:table-cell>
          <table:covered-table-cell/>
          <table:table-cell office:value-type="string" table:number-columns-spanned="2" table:number-rows-spanned="1" table:style-name="ce36">
            <text:p>Other, unknown, or unspecified</text:p>
          </table:table-cell>
          <table:covered-table-cell/>
          <table:table-cell office:value-type="string" table:number-columns-spanned="2" table:number-rows-spanned="1" table:content-validation-name="val1" table:style-name="ce36">
            <text:p>Total</text:p>
            <text:p>Employees</text:p>
          </table:table-cell>
          <table:covered-table-cell/>
          <table:table-cell office:value-type="string" table:number-columns-spanned="2" table:number-rows-spanned="1" table:style-name="ce36">
            <text:p>Agency staff<text:s/></text:p>
            <text:p>(clerical/admin)</text:p>
          </table:table-cell>
          <table:covered-table-cell/>
          <table:table-cell office:value-type="string" table:number-columns-spanned="2" table:number-rows-spanned="1" table:style-name="ce37">
            <text:p>Interim managers</text:p>
          </table:table-cell>
          <table:covered-table-cell/>
          <table:table-cell office:value-type="string" table:number-columns-spanned="2" table:number-rows-spanned="1" table:style-name="ce37">
            <text:p>Specialist Contractors</text:p>
          </table:table-cell>
          <table:covered-table-cell/>
          <table:table-cell office:value-type="string" table:number-columns-spanned="2" table:number-rows-spanned="1" table:style-name="ce37">
            <text:p>Consultants/consultancy</text:p>
          </table:table-cell>
          <table:covered-table-cell/>
          <table:table-cell office:value-type="string" table:number-columns-spanned="2" table:number-rows-spanned="1" table:style-name="ce36">
            <text:p>Total</text:p>
          </table:table-cell>
          <table:covered-table-cell/>
          <table:covered-table-cell/>
          <table:covered-table-cell/>
          <table:table-cell office:value-type="string" table:number-columns-spanned="1" table:number-rows-spanned="2" table:style-name="ce36">
            <text:p>Salary</text:p>
          </table:table-cell>
          <table:table-cell office:value-type="string" table:number-columns-spanned="1" table:number-rows-spanned="2" table:style-name="ce36">
            <text:p>Allowances</text:p>
          </table:table-cell>
          <table:table-cell office:value-type="string" table:number-columns-spanned="1" table:number-rows-spanned="2" table:style-name="ce36">
            <text:p>Non-consolidated performance payments</text:p>
          </table:table-cell>
          <table:table-cell office:value-type="string" table:number-columns-spanned="1" table:number-rows-spanned="2" table:style-name="ce36">
            <text:p>Overtime</text:p>
          </table:table-cell>
          <table:table-cell office:value-type="string" table:number-columns-spanned="1" table:number-rows-spanned="2" table:style-name="ce36">
            <text:p>Employer pension contributions</text:p>
          </table:table-cell>
          <table:table-cell office:value-type="string" table:number-columns-spanned="1" table:number-rows-spanned="2" table:style-name="ce36">
            <text:p>Employer national insurance contributions</text:p>
          </table:table-cell>
          <table:table-cell office:value-type="string" table:number-columns-spanned="1" table:number-rows-spanned="2" table:style-name="ce36">
            <text:p>Total paybill for payroll staff</text:p>
          </table:table-cell>
          <table:table-cell office:value-type="string" table:number-columns-spanned="1" table:number-rows-spanned="2" table:style-name="ce36">
            <text:p>Total cost of contingent labour: agency (clerical and admin) staff, interim managers and specialist contractors</text:p>
          </table:table-cell>
          <table:table-cell office:value-type="string" table:number-columns-spanned="1" table:number-rows-spanned="2" table:style-name="ce36">
            <text:p>Total cost of consultants/</text:p>
            <text:p>consultancy</text:p>
          </table:table-cell>
          <table:table-cell office:value-type="string" table:number-columns-spanned="1" table:number-rows-spanned="2" table:style-name="ce36">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7">
            <text:p>Ministerial Department</text:p>
          </table:table-cell>
          <table:table-cell office:value-type="string" table:style-name="ce48">
            <text:p>Department for Work and Pensions</text:p>
          </table:table-cell>
          <table:table-cell office:value-type="float" office:value="34578" table:style-name="ce38">
            <text:p>34,578</text:p>
          </table:table-cell>
          <table:table-cell office:value-type="float" office:value="29682" table:style-name="ce41">
            <text:p>29682.00</text:p>
          </table:table-cell>
          <table:table-cell office:value-type="float" office:value="37416" table:style-name="ce38">
            <text:p>37,416</text:p>
          </table:table-cell>
          <table:table-cell office:value-type="float" office:value="33279" table:style-name="ce41">
            <text:p>33279.00</text:p>
          </table:table-cell>
          <table:table-cell office:value-type="float" office:value="9147" table:style-name="ce38">
            <text:p>9,147</text:p>
          </table:table-cell>
          <table:table-cell office:value-type="float" office:value="8729" table:style-name="ce41">
            <text:p>8729.00</text:p>
          </table:table-cell>
          <table:table-cell office:value-type="float" office:value="2310" table:style-name="ce38">
            <text:p>2,310</text:p>
          </table:table-cell>
          <table:table-cell office:value-type="float" office:value="2242" table:style-name="ce41">
            <text:p>2242.00</text:p>
          </table:table-cell>
          <table:table-cell office:value-type="float" office:value="214" table:style-name="ce39">
            <text:p>214</text:p>
          </table:table-cell>
          <table:table-cell office:value-type="float" office:value="211" table:style-name="ce41">
            <text:p>211.00</text:p>
          </table:table-cell>
          <table:table-cell office:value-type="float" office:value="1" table:style-name="ce39">
            <text:p>1</text:p>
          </table:table-cell>
          <table:table-cell office:value-type="float" office:value="1" table:style-name="ce41">
            <text:p>1.00</text:p>
          </table:table-cell>
          <table:table-cell office:value-type="float" office:value="83666" table:formula="of:=[.D4]+[.F4]+[.H4]+[.J4]+[.L4]+[.N4]" table:content-validation-name="val1" table:style-name="ce12">
            <text:p>83,666</text:p>
          </table:table-cell>
          <table:table-cell office:value-type="float" office:value="74144" table:formula="of:=[.E4]+[.G4]+[.I4]+[.K4]+[.M4]+[.O4]" table:content-validation-name="val1" table:style-name="ce12">
            <text:p>74,144</text:p>
          </table:table-cell>
          <table:table-cell office:value-type="float" office:value="0" table:style-name="ce43">
            <text:p>0</text:p>
          </table:table-cell>
          <table:table-cell office:value-type="float" office:value="0" table:style-name="ce41">
            <text:p>0.00</text:p>
          </table:table-cell>
          <table:table-cell office:value-type="float" office:value="541" table:style-name="ce43">
            <text:p>541</text:p>
          </table:table-cell>
          <table:table-cell office:value-type="float" office:value="541" table:style-name="ce41">
            <text:p>541.00</text:p>
          </table:table-cell>
          <table:table-cell office:value-type="float" office:value="0" table:style-name="ce62">
            <text:p>0</text:p>
          </table:table-cell>
          <table:table-cell office:value-type="float" office:value="0" table:style-name="ce72">
            <text:p>0.00</text:p>
          </table:table-cell>
          <table:table-cell office:value-type="float" office:value="0" table:style-name="ce45">
            <text:p>0</text:p>
          </table:table-cell>
          <table:table-cell office:value-type="float" office:value="0" table:style-name="ce52">
            <text:p>0.00</text:p>
          </table:table-cell>
          <table:table-cell office:value-type="float" office:value="541" table:formula="of:=[.R4]+[.T4]+[.V4]+[.X4]" table:style-name="ce12">
            <text:p>541</text:p>
          </table:table-cell>
          <table:table-cell office:value-type="float" office:value="541" table:formula="of:=[.S4]+[.U4]+[.W4]+[.Y4]" table:style-name="ce14">
            <text:p>541.00</text:p>
          </table:table-cell>
          <table:table-cell office:value-type="float" office:value="84207" table:formula="of:=[.P4]+[.Z4]" table:content-validation-name="val1" table:style-name="ce15">
            <text:p>84,207</text:p>
          </table:table-cell>
          <table:table-cell office:value-type="float" office:value="74685" table:formula="of:=[.Q4]+[.AA4]" table:content-validation-name="val1" table:style-name="ce16">
            <text:p>74,685.00</text:p>
          </table:table-cell>
          <table:table-cell office:value-type="currency" office:value="154661540.66999999" table:content-validation-name="val2" table:style-name="ce17">
            <text:p>£154,661,540.67</text:p>
          </table:table-cell>
          <table:table-cell office:value-type="currency" office:value="2413966.35" table:content-validation-name="val2" table:style-name="ce17">
            <text:p>£2,413,966.35</text:p>
          </table:table-cell>
          <table:table-cell office:value-type="currency" office:value="630239.22" table:content-validation-name="val2" table:style-name="ce17">
            <text:p>£630,239.22</text:p>
          </table:table-cell>
          <table:table-cell office:value-type="currency" office:value="3726555.66" table:content-validation-name="val2" table:style-name="ce17">
            <text:p>£3,726,555.66</text:p>
          </table:table-cell>
          <table:table-cell office:value-type="currency" office:value="31775177.300000001" table:content-validation-name="val2" table:style-name="ce17">
            <text:p>£31,775,177.30</text:p>
          </table:table-cell>
          <table:table-cell office:value-type="currency" office:value="14010372.07" table:content-validation-name="val2" table:style-name="ce17">
            <text:p>£14,010,372.07</text:p>
          </table:table-cell>
          <table:table-cell office:value-type="currency" office:value="207217851.26999998" table:formula="of:=SUM([.AD4:.AI4])" table:style-name="ce18">
            <text:p>£207,217,851</text:p>
          </table:table-cell>
          <table:table-cell office:value-type="currency" office:value="9177130.4000000004" table:content-validation-name="val2" table:style-name="ce19">
            <text:p>£9,177,130.40</text:p>
          </table:table-cell>
          <table:table-cell office:value-type="currency" office:value="1320248.46" table:content-validation-name="val3" table:style-name="ce19">
            <text:p>£1,320,248.46</text:p>
          </table:table-cell>
          <table:table-cell office:value-type="currency" office:value="10497378.859999999" table:formula="of:=SUM([.AK4:.AL4])" table:style-name="ce20">
            <text:p>£10,497,378.86</text:p>
          </table:table-cell>
          <table:table-cell office:value-type="currency" office:value="217715230.13" table:formula="of:=[.AJ4]+[.AK4]+[.AL4]" table:style-name="ce21">
            <text:p>£217,715,230</text:p>
          </table:table-cell>
          <table:table-cell office:value-type="string" table:style-name="ce22">
            <text:p>£.1m of end of year non-consolidated performance related payments were made at the end of Nov 2016 but are not included in the figures. The payments relate to the performance year April 2015 to March 2016 and have therefore been accounted for by means of accruals in the financial year April 2015 to March 2016.</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7">
            <text:p>Crown Non Departmental Public Body</text:p>
          </table:table-cell>
          <table:table-cell office:value-type="string" table:style-name="ce48">
            <text:p>Department for Work and Pensions</text:p>
          </table:table-cell>
          <table:table-cell office:value-type="float" office:value="410" table:style-name="ce39">
            <text:p>410</text:p>
          </table:table-cell>
          <table:table-cell office:value-type="float" office:value="358" table:style-name="ce41">
            <text:p>358.00</text:p>
          </table:table-cell>
          <table:table-cell office:value-type="float" office:value="438" table:style-name="ce39">
            <text:p>438</text:p>
          </table:table-cell>
          <table:table-cell office:value-type="float" office:value="404" table:style-name="ce41">
            <text:p>404.00</text:p>
          </table:table-cell>
          <table:table-cell office:value-type="float" office:value="1392" table:style-name="ce38">
            <text:p>1,392</text:p>
          </table:table-cell>
          <table:table-cell office:value-type="float" office:value="1309" table:style-name="ce41">
            <text:p>1309.00</text:p>
          </table:table-cell>
          <table:table-cell office:value-type="float" office:value="439" table:style-name="ce39">
            <text:p>439</text:p>
          </table:table-cell>
          <table:table-cell office:value-type="float" office:value="414" table:style-name="ce41">
            <text:p>414.00</text:p>
          </table:table-cell>
          <table:table-cell office:value-type="float" office:value="26" table:style-name="ce39">
            <text:p>26</text:p>
          </table:table-cell>
          <table:table-cell office:value-type="float" office:value="26" table:style-name="ce41">
            <text:p>26.00</text:p>
          </table:table-cell>
          <table:table-cell office:value-type="float" office:value="0" table:style-name="ce39">
            <text:p>0</text:p>
          </table:table-cell>
          <table:table-cell office:value-type="float" office:value="0" table:style-name="ce41">
            <text:p>0.00</text:p>
          </table:table-cell>
          <table:table-cell office:value-type="float" office:value="2705" table:formula="of:=[.D5]+[.F5]+[.H5]+[.J5]+[.L5]+[.N5]" table:content-validation-name="val1" table:style-name="ce12">
            <text:p>2,705</text:p>
          </table:table-cell>
          <table:table-cell office:value-type="float" office:value="2511" table:formula="of:=[.E5]+[.G5]+[.I5]+[.K5]+[.M5]+[.O5]" table:content-validation-name="val1" table:style-name="ce12">
            <text:p>2,511</text:p>
          </table:table-cell>
          <table:table-cell office:value-type="float" office:value="0" table:style-name="ce43">
            <text:p>0</text:p>
          </table:table-cell>
          <table:table-cell office:value-type="float" office:value="0" table:style-name="ce41">
            <text:p>0.00</text:p>
          </table:table-cell>
          <table:table-cell office:value-type="float" office:value="2" table:style-name="ce46">
            <text:p>2</text:p>
          </table:table-cell>
          <table:table-cell office:value-type="float" office:value="1.95" table:style-name="ce61">
            <text:p>1.95</text:p>
          </table:table-cell>
          <table:table-cell office:value-type="float" office:value="1" table:style-name="ce62">
            <text:p>1</text:p>
          </table:table-cell>
          <table:table-cell office:value-type="float" office:value="1" table:style-name="ce72">
            <text:p>1.00</text:p>
          </table:table-cell>
          <table:table-cell office:value-type="float" office:value="0" table:style-name="ce43">
            <text:p>0</text:p>
          </table:table-cell>
          <table:table-cell office:value-type="float" office:value="0" table:style-name="ce41">
            <text:p>0.00</text:p>
          </table:table-cell>
          <table:table-cell office:value-type="float" office:value="3" table:formula="of:=[.R5]+[.T5]+[.V5]+[.X5]" table:style-name="ce12">
            <text:p>3</text:p>
          </table:table-cell>
          <table:table-cell office:value-type="float" office:value="2.95" table:formula="of:=[.S5]+[.U5]+[.W5]+[.Y5]" table:style-name="ce14">
            <text:p>2.95</text:p>
          </table:table-cell>
          <table:table-cell office:value-type="float" office:value="2708" table:formula="of:=[.P5]+[.Z5]" table:content-validation-name="val1" table:style-name="ce15">
            <text:p>2,708</text:p>
          </table:table-cell>
          <table:table-cell office:value-type="float" office:value="2513.9499999999998" table:formula="of:=[.Q5]+[.AA5]" table:content-validation-name="val1" table:style-name="ce16">
            <text:p>2,513.95</text:p>
          </table:table-cell>
          <table:table-cell office:value-type="currency" office:value="8705747.6500000004" table:content-validation-name="val2" table:style-name="ce17">
            <text:p>£8,705,747.65</text:p>
          </table:table-cell>
          <table:table-cell office:value-type="currency" office:value="139451.19" table:content-validation-name="val2" table:style-name="ce17">
            <text:p>£139,451.19</text:p>
          </table:table-cell>
          <table:table-cell office:value-type="currency" office:value="4768.68" table:content-validation-name="val2" table:style-name="ce17">
            <text:p>£4,768.68</text:p>
          </table:table-cell>
          <table:table-cell office:value-type="currency" office:value="19325.490000000002" table:content-validation-name="val2" table:style-name="ce17">
            <text:p>£19,325.49</text:p>
          </table:table-cell>
          <table:table-cell office:value-type="currency" office:value="1833991.16" table:content-validation-name="val2" table:style-name="ce17">
            <text:p>£1,833,991.16</text:p>
          </table:table-cell>
          <table:table-cell office:value-type="currency" office:value="955552.01" table:content-validation-name="val2" table:style-name="ce17">
            <text:p>£955,552.01</text:p>
          </table:table-cell>
          <table:table-cell office:value-type="currency" office:value="11658836.18" table:formula="of:=SUM([.AD5:.AI5])" table:style-name="ce18">
            <text:p>£11,658,836</text:p>
          </table:table-cell>
          <table:table-cell office:value-type="currency" office:value="21805.73" table:content-validation-name="val2" table:style-name="ce19">
            <text:p>£21,805.73</text:p>
          </table:table-cell>
          <table:table-cell office:value-type="currency" office:value="0" table:content-validation-name="val2" table:style-name="ce19">
            <text:p>£0.00</text:p>
          </table:table-cell>
          <table:table-cell office:value-type="currency" office:value="21805.73" table:formula="of:=SUM([.AK5:.AL5])" table:style-name="ce20">
            <text:p>£21,805.73</text:p>
          </table:table-cell>
          <table:table-cell office:value-type="currency" office:value="11680641.91" table:formula="of:=[.AJ5]+[.AK5]+[.AL5]" table:style-name="ce18">
            <text:p>£11,680,642</text:p>
          </table:table-cell>
          <table:table-cell table:content-validation-name="val1" table:style-name="ce2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7">
            <text:p>Executive Non-Departmental Public Body</text:p>
          </table:table-cell>
          <table:table-cell office:value-type="string" table:style-name="ce48">
            <text:p>Department for Work and Pensions</text:p>
          </table:table-cell>
          <table:table-cell office:value-type="float" office:value="0" table:style-name="ce38">
            <text:p>0</text:p>
          </table:table-cell>
          <table:table-cell office:value-type="float" office:value="0" table:style-name="ce41">
            <text:p>0.00</text:p>
          </table:table-cell>
          <table:table-cell office:value-type="float" office:value="0" table:style-name="ce38">
            <text:p>0</text:p>
          </table:table-cell>
          <table:table-cell office:value-type="float" office:value="0" table:style-name="ce41">
            <text:p>0.00</text:p>
          </table:table-cell>
          <table:table-cell office:value-type="float" office:value="0" table:style-name="ce38">
            <text:p>0</text:p>
          </table:table-cell>
          <table:table-cell office:value-type="float" office:value="0" table:style-name="ce41">
            <text:p>0.00</text:p>
          </table:table-cell>
          <table:table-cell office:value-type="float" office:value="0" table:style-name="ce38">
            <text:p>0</text:p>
          </table:table-cell>
          <table:table-cell office:value-type="float" office:value="0" table:style-name="ce41">
            <text:p>0.00</text:p>
          </table:table-cell>
          <table:table-cell office:value-type="float" office:value="0" table:style-name="ce38">
            <text:p>0</text:p>
          </table:table-cell>
          <table:table-cell office:value-type="float" office:value="0" table:style-name="ce41">
            <text:p>0.00</text:p>
          </table:table-cell>
          <table:table-cell office:value-type="float" office:value="245" table:style-name="ce38">
            <text:p>245</text:p>
          </table:table-cell>
          <table:table-cell office:value-type="float" office:value="235.52" table:style-name="ce41">
            <text:p>235.52</text:p>
          </table:table-cell>
          <table:table-cell office:value-type="float" office:value="245" table:formula="of:=[.D6]+[.F6]+[.H6]+[.J6]+[.L6]+[.N6]" table:content-validation-name="val1" table:style-name="ce12">
            <text:p>245</text:p>
          </table:table-cell>
          <table:table-cell office:value-type="float" office:value="235.52" table:formula="of:=[.E6]+[.G6]+[.I6]+[.K6]+[.M6]+[.O6]" table:content-validation-name="val1" table:style-name="ce12">
            <text:p>236</text:p>
          </table:table-cell>
          <table:table-cell office:value-type="float" office:value="0" table:style-name="ce43">
            <text:p>0</text:p>
          </table:table-cell>
          <table:table-cell office:value-type="float" office:value="0" table:style-name="ce41">
            <text:p>0.00</text:p>
          </table:table-cell>
          <table:table-cell office:value-type="float" office:value="9" table:style-name="ce45">
            <text:p>9</text:p>
          </table:table-cell>
          <table:table-cell office:value-type="float" office:value="8.73" table:style-name="ce52">
            <text:p>8.73</text:p>
          </table:table-cell>
          <table:table-cell office:value-type="float" office:value="0" table:style-name="ce43">
            <text:p>0</text:p>
          </table:table-cell>
          <table:table-cell office:value-type="float" office:value="0" table:style-name="ce41">
            <text:p>0.00</text:p>
          </table:table-cell>
          <table:table-cell office:value-type="float" office:value="1" table:style-name="ce45">
            <text:p>1</text:p>
          </table:table-cell>
          <table:table-cell office:value-type="float" office:value="0.45" table:style-name="ce52">
            <text:p>0.45</text:p>
          </table:table-cell>
          <table:table-cell office:value-type="float" office:value="10" table:formula="of:=[.R6]+[.T6]+[.V6]+[.X6]" table:style-name="ce12">
            <text:p>10</text:p>
          </table:table-cell>
          <table:table-cell office:value-type="float" office:value="9.18" table:formula="of:=[.S6]+[.U6]+[.W6]+[.Y6]" table:style-name="ce14">
            <text:p>9.18</text:p>
          </table:table-cell>
          <table:table-cell office:value-type="float" office:value="255" table:formula="of:=[.P6]+[.Z6]" table:content-validation-name="val1" table:style-name="ce15">
            <text:p>255</text:p>
          </table:table-cell>
          <table:table-cell office:value-type="float" office:value="244.70000000000002" table:formula="of:=[.Q6]+[.AA6]" table:content-validation-name="val1" table:style-name="ce16">
            <text:p>244.70</text:p>
          </table:table-cell>
          <table:table-cell office:value-type="currency" office:value="1164985" table:content-validation-name="val2" table:style-name="ce17">
            <text:p>£1,164,985.00</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89810" table:content-validation-name="val2" table:style-name="ce17">
            <text:p>£89,810.00</text:p>
          </table:table-cell>
          <table:table-cell office:value-type="currency" office:value="137743" table:content-validation-name="val2" table:style-name="ce17">
            <text:p>£137,743.00</text:p>
          </table:table-cell>
          <table:table-cell office:value-type="currency" office:value="1392538" table:formula="of:=SUM([.AD6:.AI6])" table:style-name="ce18">
            <text:p>£1,392,538</text:p>
          </table:table-cell>
          <table:table-cell office:value-type="currency" office:value="134174.5" table:content-validation-name="val2" table:style-name="ce19">
            <text:p>£134,174.50</text:p>
          </table:table-cell>
          <table:table-cell office:value-type="currency" office:value="0" table:content-validation-name="val2" table:style-name="ce19">
            <text:p>£0.00</text:p>
          </table:table-cell>
          <table:table-cell office:value-type="currency" office:value="134174.5" table:formula="of:=SUM([.AK6:.AL6])" table:style-name="ce20">
            <text:p>£134,174.50</text:p>
          </table:table-cell>
          <table:table-cell office:value-type="currency" office:value="1526712.5" table:formula="of:=[.AJ6]+[.AK6]+[.AL6]" table:style-name="ce18">
            <text:p>£1,526,713</text:p>
          </table:table-cell>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7">
            <text:p>Executive Non-Departmental Public Body</text:p>
          </table:table-cell>
          <table:table-cell office:value-type="string" table:style-name="ce48">
            <text:p>Department for Work and Pensions</text:p>
          </table:table-cell>
          <table:table-cell office:value-type="float" office:value="0" table:style-name="ce39">
            <text:p>0</text:p>
          </table:table-cell>
          <table:table-cell office:value-type="float" office:value="0" table:style-name="ce41">
            <text:p>0.00</text:p>
          </table:table-cell>
          <table:table-cell office:value-type="float" office:value="0" table:style-name="ce39">
            <text:p>0</text:p>
          </table:table-cell>
          <table:table-cell office:value-type="float" office:value="0" table:style-name="ce41">
            <text:p>0.00</text:p>
          </table:table-cell>
          <table:table-cell office:value-type="float" office:value="0" table:style-name="ce39">
            <text:p>0</text:p>
          </table:table-cell>
          <table:table-cell office:value-type="float" office:value="0" table:style-name="ce41">
            <text:p>0.00</text:p>
          </table:table-cell>
          <table:table-cell office:value-type="float" office:value="0" table:style-name="ce39">
            <text:p>0</text:p>
          </table:table-cell>
          <table:table-cell office:value-type="float" office:value="0" table:style-name="ce41">
            <text:p>0.00</text:p>
          </table:table-cell>
          <table:table-cell office:value-type="float" office:value="0" table:style-name="ce39">
            <text:p>0</text:p>
          </table:table-cell>
          <table:table-cell office:value-type="float" office:value="0" table:style-name="ce41">
            <text:p>0.00</text:p>
          </table:table-cell>
          <table:table-cell office:value-type="float" office:value="80" table:style-name="ce39">
            <text:p>80</text:p>
          </table:table-cell>
          <table:table-cell office:value-type="float" office:value="71.260000000000005" table:style-name="ce41">
            <text:p>71.26</text:p>
          </table:table-cell>
          <table:table-cell office:value-type="float" office:value="80" table:formula="of:=[.D7]+[.F7]+[.H7]+[.J7]+[.L7]+[.N7]" table:content-validation-name="val1" table:style-name="ce12">
            <text:p>80</text:p>
          </table:table-cell>
          <table:table-cell office:value-type="float" office:value="71.260000000000005" table:formula="of:=[.E7]+[.G7]+[.I7]+[.K7]+[.M7]+[.O7]" table:content-validation-name="val1" table:style-name="ce12">
            <text:p>71</text:p>
          </table:table-cell>
          <table:table-cell office:value-type="float" office:value="3" table:style-name="ce43">
            <text:p>3</text:p>
          </table:table-cell>
          <table:table-cell office:value-type="float" office:value="3" table:style-name="ce41">
            <text:p>3.00</text:p>
          </table:table-cell>
          <table:table-cell office:value-type="float" office:value="1" table:style-name="ce43">
            <text:p>1</text:p>
          </table:table-cell>
          <table:table-cell office:value-type="float" office:value="1" table:style-name="ce57">
            <text:p>1.00</text:p>
          </table:table-cell>
          <table:table-cell office:value-type="float" office:value="0" table:style-name="ce43">
            <text:p>0</text:p>
          </table:table-cell>
          <table:table-cell office:value-type="float" office:value="0" table:style-name="ce41">
            <text:p>0.00</text:p>
          </table:table-cell>
          <table:table-cell office:value-type="float" office:value="0" table:style-name="ce43">
            <text:p>0</text:p>
          </table:table-cell>
          <table:table-cell office:value-type="float" office:value="0" table:style-name="ce41">
            <text:p>0.00</text:p>
          </table:table-cell>
          <table:table-cell office:value-type="float" office:value="4" table:formula="of:=[.R7]+[.T7]+[.V7]+[.X7]" table:style-name="ce12">
            <text:p>4</text:p>
          </table:table-cell>
          <table:table-cell office:value-type="float" office:value="4" table:formula="of:=[.S7]+[.U7]+[.W7]+[.Y7]" table:style-name="ce14">
            <text:p>4.00</text:p>
          </table:table-cell>
          <table:table-cell office:value-type="float" office:value="84" table:formula="of:=[.P7]+[.Z7]" table:content-validation-name="val1" table:style-name="ce15">
            <text:p>84</text:p>
          </table:table-cell>
          <table:table-cell office:value-type="float" office:value="75.260000000000005" table:formula="of:=[.Q7]+[.AA7]" table:content-validation-name="val1" table:style-name="ce16">
            <text:p>75.26</text:p>
          </table:table-cell>
          <table:table-cell office:value-type="currency" office:value="224536.3" table:content-validation-name="val2" table:style-name="ce17">
            <text:p>£224,536.30</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44221.919999999998" table:content-validation-name="val2" table:style-name="ce17">
            <text:p>£44,221.92</text:p>
          </table:table-cell>
          <table:table-cell office:value-type="currency" office:value="23359.040000000001" table:content-validation-name="val2" table:style-name="ce17">
            <text:p>£23,359.04</text:p>
          </table:table-cell>
          <table:table-cell office:value-type="currency" office:value="292117.25999999995" table:formula="of:=SUM([.AD7:.AI7])" table:style-name="ce18">
            <text:p>£292,117</text:p>
          </table:table-cell>
          <table:table-cell office:value-type="currency" office:value="13966.76" table:content-validation-name="val2" table:style-name="ce19">
            <text:p>£13,966.76</text:p>
          </table:table-cell>
          <table:table-cell office:value-type="currency" office:value="14161.2" table:content-validation-name="val2" table:style-name="ce19">
            <text:p>£14,161.20</text:p>
          </table:table-cell>
          <table:table-cell office:value-type="currency" office:value="28127.96" table:formula="of:=SUM([.AK7:.AL7])" table:style-name="ce20">
            <text:p>£28,127.96</text:p>
          </table:table-cell>
          <table:table-cell office:value-type="currency" office:value="320245.21999999997" table:formula="of:=[.AJ7]+[.AK7]+[.AL7]" table:style-name="ce18">
            <text:p>£320,245</text:p>
          </table:table-cell>
          <table:table-cell table:content-validation-name="val1" table:style-name="ce25"/>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Regulator</text:p>
          </table:table-cell>
          <table:table-cell office:value-type="string" table:style-name="ce47">
            <text:p>Executive Non-Departmental Public Body</text:p>
          </table:table-cell>
          <table:table-cell office:value-type="string" table:style-name="ce48">
            <text:p>Department for Work and Pensions</text:p>
          </table:table-cell>
          <table:table-cell office:value-type="float" office:value="0" table:style-name="ce39">
            <text:p>0</text:p>
          </table:table-cell>
          <table:table-cell office:value-type="float" office:value="0" table:style-name="ce41">
            <text:p>0.00</text:p>
          </table:table-cell>
          <table:table-cell office:value-type="float" office:value="0" table:style-name="ce39">
            <text:p>0</text:p>
          </table:table-cell>
          <table:table-cell office:value-type="float" office:value="0" table:style-name="ce41">
            <text:p>0.00</text:p>
          </table:table-cell>
          <table:table-cell office:value-type="float" office:value="0" table:style-name="ce39">
            <text:p>0</text:p>
          </table:table-cell>
          <table:table-cell office:value-type="float" office:value="0" table:style-name="ce41">
            <text:p>0.00</text:p>
          </table:table-cell>
          <table:table-cell office:value-type="float" office:value="0" table:style-name="ce39">
            <text:p>0</text:p>
          </table:table-cell>
          <table:table-cell office:value-type="float" office:value="0" table:style-name="ce41">
            <text:p>0.00</text:p>
          </table:table-cell>
          <table:table-cell office:value-type="float" office:value="0" table:style-name="ce39">
            <text:p>0</text:p>
          </table:table-cell>
          <table:table-cell office:value-type="float" office:value="0" table:style-name="ce41">
            <text:p>0.00</text:p>
          </table:table-cell>
          <table:table-cell office:value-type="float" office:value="526" table:style-name="ce39">
            <text:p>526</text:p>
          </table:table-cell>
          <table:table-cell office:value-type="float" office:value="507.72856999999999" table:style-name="ce41">
            <text:p>507.73</text:p>
          </table:table-cell>
          <table:table-cell office:value-type="float" office:value="526" table:formula="of:=[.D8]+[.F8]+[.H8]+[.J8]+[.L8]+[.N8]" table:content-validation-name="val1" table:style-name="ce12">
            <text:p>526</text:p>
          </table:table-cell>
          <table:table-cell office:value-type="float" office:value="507.72856999999999" table:formula="of:=[.E8]+[.G8]+[.I8]+[.K8]+[.M8]+[.O8]" table:content-validation-name="val1" table:style-name="ce12">
            <text:p>508</text:p>
          </table:table-cell>
          <table:table-cell office:value-type="float" office:value="22" table:style-name="ce45">
            <text:p>22</text:p>
          </table:table-cell>
          <table:table-cell office:value-type="float" office:value="21.8" table:style-name="ce52">
            <text:p>21.80</text:p>
          </table:table-cell>
          <table:table-cell office:value-type="float" office:value="0" table:style-name="ce43">
            <text:p>0</text:p>
          </table:table-cell>
          <table:table-cell office:value-type="float" office:value="0" table:style-name="ce41">
            <text:p>0.00</text:p>
          </table:table-cell>
          <table:table-cell office:value-type="float" office:value="0" table:style-name="ce45">
            <text:p>0</text:p>
          </table:table-cell>
          <table:table-cell office:value-type="float" office:value="0" table:style-name="ce52">
            <text:p>0.00</text:p>
          </table:table-cell>
          <table:table-cell office:value-type="float" office:value="3" table:style-name="ce43">
            <text:p>3</text:p>
          </table:table-cell>
          <table:table-cell office:value-type="float" office:value="3" table:style-name="ce41">
            <text:p>3.00</text:p>
          </table:table-cell>
          <table:table-cell office:value-type="float" office:value="25" table:formula="of:=[.R8]+[.T8]+[.V8]+[.X8]" table:style-name="ce12">
            <text:p>25</text:p>
          </table:table-cell>
          <table:table-cell office:value-type="float" office:value="24.8" table:formula="of:=[.S8]+[.U8]+[.W8]+[.Y8]" table:style-name="ce14">
            <text:p>24.80</text:p>
          </table:table-cell>
          <table:table-cell office:value-type="float" office:value="551" table:formula="of:=[.P8]+[.Z8]" table:content-validation-name="val1" table:style-name="ce15">
            <text:p>551</text:p>
          </table:table-cell>
          <table:table-cell office:value-type="float" office:value="532.52856999999995" table:formula="of:=[.Q8]+[.AA8]" table:content-validation-name="val1" table:style-name="ce16">
            <text:p>532.53</text:p>
          </table:table-cell>
          <table:table-cell office:value-type="currency" office:value="2154085.52" table:content-validation-name="val2" table:style-name="ce17">
            <text:p>£2,154,085.52</text:p>
          </table:table-cell>
          <table:table-cell office:value-type="currency" office:value="3462.41" table:content-validation-name="val2" table:style-name="ce17">
            <text:p>£3,462.41</text:p>
          </table:table-cell>
          <table:table-cell office:value-type="currency" office:value="68583.64" table:content-validation-name="val2" table:style-name="ce17">
            <text:p>£68,583.64</text:p>
          </table:table-cell>
          <table:table-cell office:value-type="currency" office:value="14115.17" table:content-validation-name="val2" table:style-name="ce17">
            <text:p>£14,115.17</text:p>
          </table:table-cell>
          <table:table-cell office:value-type="currency" office:value="452121.21" table:content-validation-name="val2" table:style-name="ce17">
            <text:p>£452,121.21</text:p>
          </table:table-cell>
          <table:table-cell office:value-type="currency" office:value="250586.73" table:content-validation-name="val2" table:style-name="ce17">
            <text:p>£250,586.73</text:p>
          </table:table-cell>
          <table:table-cell office:value-type="currency" office:value="2942954.68" table:formula="of:=SUM([.AD8:.AI8])" table:style-name="ce18">
            <text:p>£2,942,955</text:p>
          </table:table-cell>
          <table:table-cell office:value-type="currency" office:value="177765.46" table:content-validation-name="val2" table:style-name="ce19">
            <text:p>£177,765.46</text:p>
          </table:table-cell>
          <table:table-cell office:value-type="currency" office:value="80000" table:content-validation-name="val2" table:style-name="ce19">
            <text:p>£80,000.00</text:p>
          </table:table-cell>
          <table:table-cell office:value-type="currency" office:value="257765.46" table:formula="of:=SUM([.AK8:.AL8])" table:style-name="ce20">
            <text:p>£257,765.46</text:p>
          </table:table-cell>
          <table:table-cell office:value-type="currency" office:value="3200720.14" table:formula="of:=[.AJ8]+[.AK8]+[.AL8]" table:style-name="ce21">
            <text:p>£3,200,720</text:p>
          </table:table-cell>
          <table:table-cell office:value-type="string" table:style-name="ce26">
            <text:p>Overall costs have increased against the previous month, mainly due to increased headcount in previous month where the majority of starters joined at the end of the month and a full month salary was not incurred in the prior month. Consultancy work has now started for the regulatory Streategy review and expect to spend £480k between now and end of year - accruing £80k per month. Temp costs have increased due to the additional headcount which is mainly in Levy.</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table:style-name="ce8"/>
          <table:table-cell table:style-name="ce47"/>
          <table:table-cell table:style-name="ce48"/>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style-name="ce40"/>
          <table:table-cell table:style-name="ce42"/>
          <table:table-cell table:content-validation-name="val1" table:style-name="ce12"/>
          <table:table-cell table:content-validation-name="val1" table:style-name="ce14"/>
          <table:table-cell table:style-name="ce44"/>
          <table:table-cell table:style-name="ce53"/>
          <table:table-cell table:style-name="ce44"/>
          <table:table-cell table:style-name="ce53"/>
          <table:table-cell table:style-name="ce59"/>
          <table:table-cell table:style-name="ce68"/>
          <table:table-cell table:style-name="ce44"/>
          <table:table-cell table:style-name="ce53"/>
          <table:table-cell table:style-name="ce12"/>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18"/>
          <table:table-cell table:content-validation-name="val2" table:style-name="ce28"/>
          <table:table-cell table:content-validation-name="val2" table:style-name="ce28"/>
          <table:table-cell table:number-columns-repeated="2" table:style-name="ce18"/>
          <table:table-cell table:content-validation-name="val1" table:style-name="ce2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style-name="ce18"/>
          <table:table-cell table:content-validation-name="val2" table:style-name="ce28"/>
          <table:table-cell table:content-validation-name="val2" table:style-name="ce28"/>
          <table:table-cell table:style-name="ce18"/>
          <table:table-cell table:style-name="ce20"/>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28"/>
          <table:table-cell table:content-validation-name="val2" table:style-name="ce28"/>
          <table:table-cell table:content-validation-name="val2" table:style-name="ce28"/>
          <table:table-cell table:content-validation-name="val2" table:style-name="ce28"/>
          <table:table-cell table:number-columns-repeated="2" table:style-name="ce28"/>
          <table:table-cell table:style-name="ce18"/>
          <table:table-cell table:content-validation-name="val2" table:style-name="ce28"/>
          <table:table-cell table:content-validation-name="val2" table:style-name="ce28"/>
          <table:table-cell table:style-name="ce18"/>
          <table:table-cell table:style-name="ce20"/>
          <table:table-cell table:content-validation-name="val1" table:style-name="ce2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5">
          <table:table-cell table:style-name="ce8"/>
          <table:table-cell table:style-name="ce47"/>
          <table:table-cell table:style-name="ce48"/>
          <table:table-cell table:style-name="ce49"/>
          <table:table-cell table:style-name="ce50"/>
          <table:table-cell table:style-name="ce63"/>
          <table:table-cell table:style-name="ce67"/>
          <table:table-cell table:style-name="ce64"/>
          <table:table-cell table:style-name="ce65"/>
          <table:table-cell table:style-name="ce66"/>
          <table:table-cell table:style-name="ce51"/>
          <table:table-cell table:style-name="ce49"/>
          <table:table-cell table:style-name="ce50"/>
          <table:table-cell table:style-name="ce49"/>
          <table:table-cell table:style-name="ce50"/>
          <table:table-cell table:content-validation-name="val1" table:style-name="ce12"/>
          <table:table-cell table:content-validation-name="val1" table:style-name="ce14"/>
          <table:table-cell table:style-name="ce55"/>
          <table:table-cell table:style-name="ce54"/>
          <table:table-cell table:style-name="ce58"/>
          <table:table-cell table:style-name="ce56"/>
          <table:table-cell table:style-name="ce60"/>
          <table:table-cell table:style-name="ce69"/>
          <table:table-cell table:style-name="ce71"/>
          <table:table-cell table:style-name="ce70"/>
          <table:table-cell table:style-name="ce30"/>
          <table:table-cell table:style-name="ce14"/>
          <table:table-cell table:content-validation-name="val1" table:style-name="ce15"/>
          <table:table-cell table:content-validation-name="val1" table:style-name="ce16"/>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style-name="ce20"/>
          <table:table-cell table:content-validation-name="val2" table:style-name="ce31"/>
          <table:table-cell table:content-validation-name="val2" table:style-name="ce31"/>
          <table:table-cell table:number-columns-repeated="2" table:style-name="ce20"/>
          <table:table-cell table:content-validation-name="val1" table:style-name="ce32"/>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5">
          <table:table-cell table:content-validation-name="val1" table:style-name="ce2"/>
          <table:table-cell table:content-validation-name="val1" table:style-name="ce2"/>
          <table:table-cell table:content-validation-name="val1" table:style-name="ce2"/>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4"/>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4"/>
          <table:table-cell table:content-validation-name="val1" table:style-name="ce2"/>
          <table:table-cell table:content-validation-name="val1" table:style-name="ce3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2" table:style-name="ro5">
          <table:table-cell table:number-columns-repeated="16384"/>
        </table:table-row>
        <table:named-expressions>
          <table:named-range table:name="Print_Area" table:cell-range-address="Data_sheet.$A$1:Data_sheet.$AO$19"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4" style:display-name="Comma 10 2 4"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4" style:display-name="Comma 10 4"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3" style:display-name="Comma 11 3"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2" style:display-name="Comma 2"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3" style:display-name="Comma 2 2 2 3"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3" style:display-name="Comma 2 2 4 3"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6" style:display-name="Comma 2 2 6"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8" style:display-name="Comma 2 8"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3" style:display-name="Comma 3 2 3"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3" style:display-name="Comma 4 3"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3" style:display-name="Comma 5 2 3"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4" style:display-name="Comma 5 4"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3" style:display-name="Comma 6 3"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3" style:display-name="Comma 7 2 3"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4" style:display-name="Comma 8 4" style:family="table-cell" style:data-style-name="N51"/>
    <style:style style:name="Comma_32_9" style:display-name="Comma 9" style:family="table-cell" style:data-style-name="N51"/>
    <style:style style:name="Comma_32_9_32_2" style:display-name="Comma 9 2"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3" style:display-name="Currency 2 2 3"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3" style:display-name="Currency 4 3"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OgDato" style:family="table-cell" style:data-style-name="N56"/>
    <style:style style:name="DagOgDato_32_2" style:display-name="DagOgDato 2" style:family="table-cell" style:data-style-name="N56"/>
    <style:style style:name="DagOgDatoLang" style:family="table-cell" style:data-style-name="N56"/>
    <style:style style:name="DagOgDatoLang_32_2" style:display-name="DagOgDatoLang 2" style:family="table-cell" style:data-style-name="N56"/>
    <style:style style:name="Date" style:family="table-cell" style:data-style-name="N20"/>
    <style:style style:name="Date_32_2" style:display-name="Date 2"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3" style:display-name="Decimal 3" style:family="table-cell" style:data-style-name="N61"/>
    <style:style style:name="Decimal_32_3_32_2" style:display-name="Decimal 3 2"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onto" style:family="table-cell" style:data-style-name="N69"/>
    <style:style style:name="Konto_32_2" style:display-name="Konto 2"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3" style:display-name="Percent 10 2 3"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4" style:display-name="Percent 10 4"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3" style:display-name="Percent 12 3"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3" style:display-name="Percent 13 3"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3" style:display-name="Percent 2 2 3"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3" style:display-name="Percent 2 5 3"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8" style:display-name="Percent 2 8"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3" style:display-name="Percent 3 2 2 3"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4" style:display-name="Percent 3 2 4"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3" style:display-name="Percent 3 3 3"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5" style:display-name="Percent 3 5"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3" style:display-name="Percent 4 2 2 3"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4" style:display-name="Percent 4 2 4"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3" style:display-name="Percent 4 3 2 3"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4" style:display-name="Percent 4 3 4"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3" style:display-name="Percent 4 4 3"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3" style:display-name="Percent 4 5 3"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8" style:display-name="Percent 4 8"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5" style:display-name="Percent 5 5"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3" style:display-name="Percent 6 3"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3" style:display-name="Percent 7 2 2 3"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4" style:display-name="Percent 7 2 4"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3" style:display-name="Percent 7 3 3"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5" style:display-name="Percent 7 5"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3" style:display-name="Percent 8 2 3"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4" style:display-name="Percent 8 4"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3" style:display-name="Percent 9 3" style:family="table-cell" style:data-style-name="N13"/>
    <style:style style:name="PersonNr" style:family="table-cell" style:data-style-name="N88"/>
    <style:style style:name="PersonNr_32_2" style:display-name="PersonNr 2"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Norge" style:family="table-cell" style:data-style-name="N90"/>
    <style:style style:name="PostNrNorge_32_2" style:display-name="PostNrNorge 2"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kjulAlt" style:family="table-cell" style:data-style-name="N91"/>
    <style:style style:name="SkjulAlt_32_2" style:display-name="SkjulAlt 2" style:family="table-cell" style:data-style-name="N91"/>
    <style:style style:name="SkjulTall" style:family="table-cell" style:data-style-name="N92"/>
    <style:style style:name="SkjulTall_32_2" style:display-name="SkjulTall 2"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ime" style:family="table-cell" style:data-style-name="N96"/>
    <style:style style:name="time_32_2" style:display-name="time 2" style:family="table-cell" style:data-style-name="N96"/>
    <style:style style:name="Timer1" style:family="table-cell" style:data-style-name="N97"/>
    <style:style style:name="Timer1_32_2" style:display-name="Timer1 2" style:family="table-cell" style:data-style-name="N97"/>
    <style:style style:name="Timer2" style:family="table-cell" style:data-style-name="N98"/>
    <style:style style:name="Timer2_32_2" style:display-name="Timer2 2"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usenskille1000" style:family="table-cell" style:data-style-name="N101"/>
    <style:style style:name="Tusenskille1000_32_2" style:display-name="Tusenskille1000 2" style:family="table-cell" style:data-style-name="N101"/>
    <style:style style:name="TusenskilleFarger" style:family="table-cell" style:data-style-name="N102"/>
    <style:style style:name="TusenskilleFarger_32_2" style:display-name="TusenskilleFarger 2"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Farger" style:family="table-cell" style:data-style-name="N104"/>
    <style:style style:name="ValutaFarger_32_2" style:display-name="ValutaFarger 2"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3" style:display-name="Year 3"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November 2016</dc:title>
    <meta:initial-creator/>
    <dc:creator/>
    <meta:creation-date>2017-01-05T10:37:52Z</meta:creation-date>
    <dc:date>2017-01-05T10:39:27Z</dc:date>
  </office:meta>
</office:document-meta>
</file>